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614cm" fo:margin-left="-1.15cm" table:align="left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cm"/>
    </style:style>
    <style:style style:name="Table1.D" style:family="table-column">
      <style:table-column-properties style:column-width="6.615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797cm" style:rel-column-width="2828*"/>
    </style:style>
    <style:style style:name="Table2.B" style:family="table-column">
      <style:table-column-properties style:column-width="7.421cm" style:rel-column-width="26341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8*"/>
    </style:style>
    <style:style style:name="Table2.E" style:family="table-column">
      <style:table-column-properties style:column-width="2.29cm" style:rel-column-width="8125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cm" style:rel-column-width="8129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40b3f0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0b3f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4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5" style:family="text">
      <style:text-properties style:font-name="Arial1" style:text-underline-style="none" officeooo:rsid="00245a79"/>
    </style:style>
    <style:style style:name="T16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f568d"/>
    </style:style>
    <style:style style:name="T23" style:family="text">
      <style:text-properties officeooo:rsid="011c8eda"/>
    </style:style>
    <style:style style:name="T24" style:family="text">
      <style:text-properties style:font-name-asian="Arial1" style:font-name-complex="Arial1"/>
    </style:style>
    <style:style style:name="T25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><text:text-input text:description="&lt;o.partner_id.name or ''&gt;">Partner Name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_('To:') &gt;">TitleAfter</text:text-input></text:span></text:p>
            <text:p text:style-name="P29"><text:text-input text:description="&lt;/if&gt;">endtest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0"/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1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3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  <text:p text:style-name="P26"><text:span text:style-name="T16"><text:text-input text:description="&lt;if test=&quot;o.partner_id.is_company and o.partner_id.vat&quot;&gt;">if company and vat</text:text-input></text:span><text:span text:style-name="T13"><text:text-input text:description="&lt;_(&quot;VAT no.&quot;)&gt;">VAT no.</text:text-input></text:span><text:span text:style-name="T13">:</text:span><text:span text:style-name="T15"> </text:span><text:span text:style-name="T14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50"/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G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74"><text:text-input text:description="&lt;objects.currency_id.name or ''&gt;">curr</text:text-input></text:p>
          </table:table-cell>
          <table:table-cell table:style-name="Table2.B2" office:value-type="string">
            <text:p text:style-name="P65">%</text:p>
          </table:table-cell>
          <table:table-cell table:style-name="Table2.G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1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3"><text:text-input text:description="&lt;_(&quot;TOTAL W/O VAT&quot;)&gt;">TOTAL W/O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0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4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2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6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3:49:20.155460411</dc:date>
    <meta:editing-duration>P2DT8H49M5S</meta:editing-duration>
    <meta:editing-cycles>296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90" meta:character-count="1641" meta:non-whitespace-character-count="1535"/>
  </office:meta>
</office:document-meta>
</file>